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s/>Os Estigmas das Doenças Mentais</text:p>
      <text:p text:style-name="Standard"/>
      <text:p text:style-name="Standard"><text:s/>Introdução</text:p>
      <text:p text:style-name="Standard"/>
      <text:p text:style-name="Standard">O preconceito e a discriminação associados às doenças mentais continuam a ser um grande desafio na sociedade. Mesmo com os avanços na compreensão dessas condições, o estigma persiste, prejudicando o bem-estar das pessoas afetadas e limitando o acesso a tratamentos adequados. Como disse o escritor Mark Twain, "O preconceito é filho da ignorância". Essa citação mostra como a falta de conhecimento alimenta a discriminação, revelando a necessidade urgente de mudanças culturais e institucionais para enfrentar esse problema.</text:p>
      <text:p text:style-name="Standard"/>
      <text:p text:style-name="Standard">Desenvolvimento 1</text:p>
      <text:p text:style-name="Standard"/>
      <text:p text:style-name="Standard">Historicamente, as doenças mentais têm sido vistas com desconfiança e medo. Essa visão é alimentada por representações distorcidas na mídia e pela falta de educação sobre o tema. Filmes e programas de televisão frequentemente retratam indivíduos com doenças mentais como perigosos ou imprevisíveis, reforçando estereótipos negativos. Além disso, a falta de uma educação adequada sobre saúde mental nas escolas contribui para a perpetuação de mitos e mal-entendidos, criando um ciclo vicioso onde o desconhecimento alimenta o preconceito.</text:p>
      <text:p text:style-name="Standard"/>
      <text:p text:style-name="Standard"><text:s/>Desenvolvimento 2</text:p>
      <text:p text:style-name="Standard"/>
      <text:p text:style-name="Standard">Os estigmas associados às doenças mentais têm consequências graves para os indivíduos afetados. Muitas pessoas evitam buscar ajuda por medo de serem rotuladas ou discriminadas, o que pode levar ao isolamento social e ao agravamento dos sintomas. Segundo a Organização Mundial da Saúde (OMS), cerca de 800 mil pessoas morrem por suicídio a cada ano, muitas das quais poderiam ser salvas com tratamento e apoio adequado. No Brasil, de acordo com dados do Ministério da Saúde, aproximadamente 12 milhões de pessoas sofrem de depressão, o que reforça a urgência de tratar a saúde mental com seriedade. Além disso, o estigma pode afetar negativamente a vida profissional e pessoal, limitando as oportunidades de emprego e as relações interpessoais.</text:p>
      <text:p text:style-name="Standard"/>
      <text:p text:style-name="Standard">Desenvolvimento 3</text:p>
      <text:p text:style-name="Standard"/>
      <text:p text:style-name="Standard">Para combater esses estigmas, é essencial promover a conscientização e a educação sobre saúde mental. Campanhas de conscientização, como o "Setembro Amarelo", trazem o tema para o debate público e incentivam as pessoas a falarem abertamente sobre suas experiências. Implementar programas educativos nas escolas, que abordem a saúde mental de maneira compreensiva e inclusiva, é fundamental. Além disso, garantir que os profissionais de saúde estejam bem treinados para lidar com essas questões de forma empática e eficaz é crucial para promover um ambiente de apoio. Estudos mostram que a educação sobre saúde mental pode reduzir significativamente o preconceito, ajudando as pessoas a entenderem melhor essas condições e a aceitarem aqueles que as enfrentam.</text:p>
      <text:p text:style-name="Standard"/>
      <text:p text:style-name="Standard"><text:s/>Conclusão</text:p>
      <text:p text:style-name="Standard"/>
      <text:p text:style-name="Standard">A superação dos estigmas das doenças mentais requer um esforço coletivo e multifacetado. É imperativo que a sociedade abandone preconceitos e mitos em favor de uma abordagem baseada na compreensão, no apoio e na inclusão. A educação, a conscientização e o fortalecimento dos sistemas de saúde são passos essenciais para criar um ambiente onde as pessoas possam buscar ajuda sem medo de julgamento. Somente assim será possível construir uma sociedade mais justa e compassiva, onde todos tenham a oportunidade de viver com dignidade e bem-estar.</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pt" fo:country="B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5-19T14:26:04.479000000</meta:creation-date>
    <dc:date>2024-05-19T14:27:13.122000000</dc:date>
    <meta:editing-duration>PT1M9S</meta:editing-duration>
    <meta:editing-cycles>1</meta:editing-cycles>
    <meta:document-statistic meta:table-count="0" meta:image-count="0" meta:object-count="0" meta:page-count="1" meta:paragraph-count="11" meta:word-count="482" meta:character-count="3211" meta:non-whitespace-character-count="2736"/>
    <meta:generator>LibreOffice/7.5.4.2$Windows_X86_64 LibreOffice_project/36ccfdc35048b057fd9854c757a8b67ec53977b6</meta:generator>
  </office:meta>
</office:document-meta>
</file>